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D00000225431EFA946E844B72.png" manifest:media-type="image/png"/>
  <manifest:file-entry manifest:full-path="Pictures/10002B60000035E0000018CEC249B5A5CFFDCCAB.svg" manifest:media-type="image/svg+xml"/>
  <manifest:file-entry manifest:full-path="Pictures/10000201000002FB0000028F535759E2DDABD3DB.png" manifest:media-type="image/png"/>
  <manifest:file-entry manifest:full-path="Pictures/10009222000063030000410278A8B331803BABD3.svg" manifest:media-type="image/svg+xml"/>
  <manifest:file-entry manifest:full-path="Pictures/100002010000038800000229BA4B3C4ABE40604E.png" manifest:media-type="image/png"/>
  <manifest:file-entry manifest:full-path="Pictures/10000201000003700000023898520C0C03D4E20F.png" manifest:media-type="image/png"/>
  <manifest:file-entry manifest:full-path="Pictures/10004B13000056BF00002059AF7C3023606672CF.svg" manifest:media-type="image/svg+xml"/>
  <manifest:file-entry manifest:full-path="Pictures/10000201000003500000024E34B22C9B8D6F8429.png" manifest:media-type="image/png"/>
  <manifest:file-entry manifest:full-path="Pictures/10000201000001DA000000CE2A78F97A15CF73A0.png" manifest:media-type="image/png"/>
  <manifest:file-entry manifest:full-path="Pictures/1000AD4600005F1A000051A62BC297C9C5E61D61.svg" manifest:media-type="image/svg+xml"/>
  <manifest:file-entry manifest:full-path="Pictures/100013980000310A0000154A46590F564F234E83.svg" manifest:media-type="image/svg+xml"/>
  <manifest:file-entry manifest:full-path="Pictures/100002010000028B00000300B5DC8D897C7979AF.png" manifest:media-type="image/png"/>
  <manifest:file-entry manifest:full-path="Pictures/1000466800004027000038BEC3915B409E737A75.svg" manifest:media-type="image/svg+xml"/>
  <manifest:file-entry manifest:full-path="Pictures/100002010000034700000139E45BAD7753486B91.png" manifest:media-type="image/png"/>
  <manifest:file-entry manifest:full-path="Pictures/1001540100005D8900006E47E305880CA01353D5.svg" manifest:media-type="image/svg+xml"/>
  <manifest:file-entry manifest:full-path="Pictures/10000201000001DD000001013ABC80B756216CFD.png" manifest:media-type="image/png"/>
  <manifest:file-entry manifest:full-path="Pictures/100048CA00003F7500002D103940A40D2BA5C404.svg" manifest:media-type="image/svg+xml"/>
  <manifest:file-entry manifest:full-path="Pictures/1000020100000209000000F0F1AEACE546E7BE57.png" manifest:media-type="image/png"/>
  <manifest:file-entry manifest:full-path="Pictures/10000201000003860000015141BDE2F2DE62A147.png" manifest:media-type="image/png"/>
  <manifest:file-entry manifest:full-path="Pictures/100089BD00006ADF000044F036086A3E4494B36C.svg" manifest:media-type="image/svg+xml"/>
  <manifest:file-entry manifest:full-path="Pictures/10007FAB00004A6A000038BE3EE51C0C35597EFB.svg" manifest:media-type="image/svg+xml"/>
  <manifest:file-entry manifest:full-path="Pictures/10003E2000005D42000022D4649987179CE69CDD.svg" manifest:media-type="image/svg+xml"/>
  <manifest:file-entry manifest:full-path="Pictures/100036530000314D00001A900AC763B920CA3C3F.svg" manifest:media-type="image/svg+xml"/>
  <manifest:file-entry manifest:full-path="Pictures/1000020100000256000002155690CB97C2A71CCE.png" manifest:media-type="image/png"/>
  <manifest:file-entry manifest:full-path="Pictures/10006140000054340000335E47DCC8CCBF187E85.svg" manifest:media-type="image/svg+xml"/>
  <manifest:file-entry manifest:full-path="Pictures/1000020100000360000002430DC7926E35AA2E18.png" manifest:media-type="image/png"/>
  <manifest:file-entry manifest:full-path="Pictures/100002010000032F000001F1A301C957D9033582.png" manifest:media-type="image/png"/>
  <manifest:file-entry manifest:full-path="Pictures/10000201000003690000023D2E5B03C4B0158697.png" manifest:media-type="image/png"/>
  <manifest:file-entry manifest:full-path="Pictures/10004F1F00003DCE0000371645FB9A843314C464.svg" manifest:media-type="image/svg+xml"/>
  <manifest:file-entry manifest:full-path="Pictures/10009A9E000083420000504E9901055C63263F87.svg" manifest:media-type="image/svg+xml"/>
  <manifest:file-entry manifest:full-path="Pictures/1000020100000266000001B42672A3930B064459.png" manifest:media-type="image/png"/>
  <manifest:file-entry manifest:full-path="Pictures/1000A06700006E9400004A1B1F02D83BB5E5FC6C.svg" manifest:media-type="image/svg+xml"/>
  <manifest:file-entry manifest:full-path="Pictures/10007E09000036C70000356F0A69DCF8BE290857.svg" manifest:media-type="image/svg+xml"/>
  <manifest:file-entry manifest:full-path="Pictures/10007147000058DA00003DCE8AF778AF964D0BF5.svg" manifest:media-type="image/svg+xml"/>
  <manifest:file-entry manifest:full-path="Pictures/10000201000002120000020570FFE8D39C01C356.png" manifest:media-type="image/png"/>
  <manifest:file-entry manifest:full-path="Pictures/10000201000002D000000225873B50A4DD830C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071cm" svg:stroke-color="#a1c057" draw:marker-start-width="0.306cm" draw:marker-end-width="0.306cm" draw:fill="none" draw:textarea-horizontal-align="justify" draw:textarea-vertical-align="middle" draw:auto-grow-height="false" fo:min-height="7.808cm" fo:min-width="3.094cm" fo:padding-top="0.16cm" fo:padding-bottom="0.16cm" fo:padding-left="0.285cm" fo:padding-right="0.285cm"/>
    </style:style>
    <style:style style:name="gr3" style:family="graphic" style:parent-style-name="standard">
      <style:graphic-properties draw:stroke="dash" draw:stroke-dash="Fine_20_Dashed" svg:stroke-width="0.071cm" svg:stroke-color="#a1c057" draw:marker-start-width="0.306cm" draw:marker-end-width="0.306cm" draw:fill="none" draw:textarea-horizontal-align="justify" draw:textarea-vertical-align="middle" draw:auto-grow-height="false" fo:min-height="7.808cm" fo:min-width="9.996cm" fo:padding-top="0.16cm" fo:padding-bottom="0.16cm" fo:padding-left="0.285cm" fo:padding-right="0.28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50%" draw:textarea-horizontal-align="justify" draw:textarea-vertical-align="middle" draw:auto-grow-height="false" fo:min-height="4.232cm" fo:min-width="3.982cm"/>
    </style:style>
    <style:style style:name="gr6" style:family="graphic" style:parent-style-name="standard">
      <style:graphic-properties svg:stroke-color="#72bf44" draw:fill-color="#a1c057" draw:opacity="50%" draw:textarea-horizontal-align="justify" draw:textarea-vertical-align="middle" draw:auto-grow-height="false" fo:min-height="4.232cm" fo:min-width="3.982cm"/>
    </style:style>
    <style:style style:name="gr7" style:family="graphic" style:parent-style-name="standard">
      <style:graphic-properties svg:stroke-color="#f58220" draw:fill-color="#d99116" draw:opacity="50%" draw:textarea-horizontal-align="justify" draw:textarea-vertical-align="middle" draw:auto-grow-height="false" fo:min-height="4.232cm" fo:min-width="3.982cm"/>
    </style:style>
    <style:style style:name="gr8" style:family="graphic" style:parent-style-name="standard">
      <style:graphic-properties svg:stroke-color="#f58220" draw:fill-color="#d99116" draw:opacity="50%" draw:textarea-horizontal-align="justify" draw:textarea-vertical-align="middle" draw:auto-grow-height="false" fo:min-height="1.335cm" fo:min-width="1.084cm"/>
    </style:style>
    <style:style style:name="gr9" style:family="graphic" style:parent-style-name="standard">
      <style:graphic-properties svg:stroke-color="#f58220" draw:fill-color="#d99116" draw:opacity="50%" draw:textarea-horizontal-align="justify" draw:textarea-vertical-align="middle" draw:auto-grow-height="false" fo:min-height="1.334cm" fo:min-width="1.085cm"/>
    </style:style>
    <style:style style:name="gr10" style:family="graphic" style:parent-style-name="standard">
      <style:graphic-properties svg:stroke-color="#72bf44" draw:fill-color="#a1c057" draw:opacity="50%" draw:textarea-horizontal-align="justify" draw:textarea-vertical-align="middle" draw:auto-grow-height="false" fo:min-height="1.334cm" fo:min-width="1.084cm"/>
    </style:style>
    <style:style style:name="gr11" style:family="graphic" style:parent-style-name="standard">
      <style:graphic-properties svg:stroke-color="#72bf44" draw:fill-color="#a1c057" draw:opacity="50%" draw:textarea-horizontal-align="justify" draw:textarea-vertical-align="middle" draw:auto-grow-height="false" fo:min-height="1.334cm" fo:min-width="1.085cm"/>
    </style:style>
    <style:style style:name="gr12" style:family="graphic" style:parent-style-name="standard">
      <style:graphic-properties draw:opacity="50%" draw:textarea-horizontal-align="justify" draw:textarea-vertical-align="middle" draw:auto-grow-height="false" fo:min-height="1.335cm" fo:min-width="1.084cm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1.334cm" fo:min-width="1.085cm"/>
    </style:style>
    <style:style style:name="gr14" style:family="graphic" style:parent-style-name="standard">
      <style:graphic-properties draw:stroke="none" svg:stroke-color="#000000" draw:fill="none" draw:fill-color="#ffffff" fo:min-height="0.598cm"/>
    </style:style>
    <style:style style:name="gr15" style:family="graphic" style:parent-style-name="standard">
      <style:graphic-properties draw:stroke="none" svg:stroke-color="#000000" draw:fill="none" draw:fill-color="#ffffff" fo:min-height="1.195cm"/>
    </style:style>
    <style:style style:name="gr16" style:family="graphic" style:parent-style-name="standard">
      <style:graphic-properties draw:stroke="none" svg:stroke-color="#000000" draw:fill="none" draw:fill-color="#ffffff" fo:min-height="1.792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528cm"/>
    </style:style>
    <style:style style:name="gr18" style:family="graphic" style:parent-style-name="standard">
      <style:graphic-properties svg:stroke-width="0.071cm" svg:stroke-color="#a3238e" draw:marker-start-width="0.306cm" draw:marker-end-width="0.306cm" draw:fill="none" draw:fill-color="#a1c057" draw:opacity="50%" draw:textarea-horizontal-align="justify" draw:textarea-vertical-align="middle" draw:auto-grow-height="false" fo:min-height="4.232cm" fo:min-width="3.982cm" fo:padding-top="0.16cm" fo:padding-bottom="0.16cm" fo:padding-left="0.285cm" fo:padding-right="0.285cm"/>
    </style:style>
    <style:style style:name="gr19" style:family="graphic" style:parent-style-name="standard">
      <style:graphic-properties svg:stroke-width="0.071cm" svg:stroke-color="#ed1c24" draw:marker-start-width="0.306cm" draw:marker-end-width="0.306cm" draw:fill="none" draw:fill-color="#d99116" draw:opacity="50%" draw:textarea-horizontal-align="justify" draw:textarea-vertical-align="middle" draw:auto-grow-height="false" fo:min-height="4.232cm" fo:min-width="3.982cm" fo:padding-top="0.16cm" fo:padding-bottom="0.16cm" fo:padding-left="0.285cm" fo:padding-right="0.285cm"/>
    </style:style>
    <style:style style:name="gr20" style:family="graphic" style:parent-style-name="standard">
      <style:graphic-properties draw:stroke="none" svg:stroke-width="0.071cm" svg:stroke-color="#000000" draw:marker-start-width="0.306cm" draw:marker-end-width="0.306cm" draw:fill="none" draw:fill-color="#ffffff" fo:min-height="1.195cm"/>
    </style:style>
    <style:style style:name="gr21" style:family="graphic" style:parent-style-name="standard">
      <style:graphic-properties draw:stroke="none" svg:stroke-width="0.071cm" svg:stroke-color="#000000" draw:marker-start-width="0.306cm" draw:marker-end-width="0.306cm" draw:fill="none" draw:fill-color="#ffffff" fo:min-height="1.792cm"/>
    </style:style>
    <style:style style:name="gr22" style:family="graphic" style:parent-style-name="standard">
      <style:graphic-properties svg:stroke-width="0.071cm" svg:stroke-color="#f58220" draw:marker-start-width="0.306cm" draw:marker-end-width="0.306cm" draw:fill="none" draw:fill-color="#d99116" draw:opacity="50%" draw:textarea-horizontal-align="justify" draw:textarea-vertical-align="middle" draw:auto-grow-height="false" fo:min-height="4.232cm" fo:min-width="3.982cm" fo:padding-top="0.16cm" fo:padding-bottom="0.16cm" fo:padding-left="0.285cm" fo:padding-right="0.285cm"/>
    </style:style>
    <style:style style:name="gr23" style:family="graphic" style:parent-style-name="standard">
      <style:graphic-properties svg:stroke-width="0.071cm" draw:marker-start-width="0.306cm" draw:marker-end-width="0.306cm" draw:fill="none" draw:opacity="50%" draw:textarea-horizontal-align="justify" draw:textarea-vertical-align="middle" draw:auto-grow-height="false" fo:min-height="4.232cm" fo:min-width="3.982cm" fo:padding-top="0.16cm" fo:padding-bottom="0.16cm" fo:padding-left="0.285cm" fo:padding-right="0.285cm"/>
    </style:style>
    <style:style style:name="gr24" style:family="graphic" style:parent-style-name="standard">
      <style:graphic-properties draw:stroke="none" svg:stroke-width="0.071cm" svg:stroke-color="#000000" draw:marker-start-width="0.306cm" draw:marker-end-width="0.306cm" draw:fill="none" draw:fill-color="#ffffff" fo:min-height="0.598cm"/>
    </style:style>
    <style:style style:name="gr25" style:family="graphic" style:parent-style-name="standard">
      <style:graphic-properties svg:stroke-width="0.071cm" svg:stroke-color="#3465a4" draw:marker-start-width="0.306cm" draw:marker-end-width="0.306cm" draw:fill="solid" draw:fill-color="#ffffff" draw:opacity="100%" draw:textarea-horizontal-align="justify" draw:textarea-vertical-align="middle" draw:auto-grow-height="false" fo:min-height="0.721cm" fo:min-width="0.471cm" fo:padding-top="0.16cm" fo:padding-bottom="0.16cm" fo:padding-left="0.285cm" fo:padding-right="0.285cm"/>
    </style:style>
    <style:style style:name="gr26" style:family="graphic" style:parent-style-name="standard">
      <style:graphic-properties svg:stroke-width="0.071cm" svg:stroke-color="#a3238e" draw:marker-start-width="0.306cm" draw:marker-end-width="0.306cm" draw:fill="solid" draw:fill-color="#ffffff" draw:opacity="100%" draw:textarea-horizontal-align="justify" draw:textarea-vertical-align="middle" draw:auto-grow-height="false" fo:min-height="0.721cm" fo:min-width="0.471cm" fo:padding-top="0.16cm" fo:padding-bottom="0.16cm" fo:padding-left="0.285cm" fo:padding-right="0.285cm"/>
    </style:style>
    <style:style style:name="gr27" style:family="graphic" style:parent-style-name="standard">
      <style:graphic-properties svg:stroke-width="0.071cm" svg:stroke-color="#ed1c24" draw:marker-start-width="0.306cm" draw:marker-end-width="0.306cm" draw:fill="solid" draw:fill-color="#ffffff" draw:opacity="100%" draw:textarea-horizontal-align="justify" draw:textarea-vertical-align="middle" draw:auto-grow-height="false" fo:min-height="0.721cm" fo:min-width="0.471cm" fo:padding-top="0.16cm" fo:padding-bottom="0.16cm" fo:padding-left="0.285cm" fo:padding-right="0.285cm"/>
    </style:style>
    <style:style style:name="gr28" style:family="graphic" style:parent-style-name="standard">
      <style:graphic-properties svg:stroke-width="0.071cm" svg:stroke-color="#f58220" draw:marker-start-width="0.306cm" draw:marker-end-width="0.306cm" draw:fill="solid" draw:fill-color="#ffffff" draw:opacity="100%" draw:textarea-horizontal-align="justify" draw:textarea-vertical-align="middle" draw:auto-grow-height="false" fo:min-height="0.721cm" fo:min-width="0.471cm" fo:padding-top="0.16cm" fo:padding-bottom="0.16cm" fo:padding-left="0.285cm" fo:padding-right="0.285cm"/>
    </style:style>
    <style:style style:name="gr29" style:family="graphic" style:parent-style-name="standard">
      <style:graphic-properties draw:stroke="none" svg:stroke-color="#000000" draw:fill="none" draw:fill-color="#ffffff" draw:textarea-vertical-align="middle" fo:min-height="0.766cm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0.893cm"/>
    </style:style>
    <style:style style:name="gr31" style:family="graphic" style:parent-style-name="standard">
      <style:graphic-properties draw:stroke="none" svg:stroke-color="#000000" draw:fill="none" draw:fill-color="#ffffff" draw:textarea-vertical-align="middle" fo:min-height="1.1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fill-color="#a1c057" draw:opacity="50%"/>
      <style:paragraph-properties fo:text-align="center"/>
    </style:style>
    <style:style style:name="P5" style:family="paragraph">
      <loext:graphic-properties draw:fill-color="#d99116" draw:opacity="5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a1c057" draw:opacity="50%"/>
      <style:paragraph-properties fo:text-align="center"/>
    </style:style>
    <style:style style:name="P11" style:family="paragraph">
      <loext:graphic-properties draw:fill="none" draw:fill-color="#d99116" draw:opacity="50%"/>
      <style:paragraph-properties fo:text-align="center"/>
    </style:style>
    <style:style style:name="P12" style:family="paragraph">
      <loext:graphic-properties draw:fill="none" draw:opacity="50%"/>
      <style:paragraph-properties fo:text-align="center"/>
    </style:style>
    <style:style style:name="P13" style:family="paragraph">
      <loext:graphic-properties draw:fill="solid" draw:fill-color="#ffffff" draw:opacity="100%"/>
      <style:paragraph-properties fo:text-align="center"/>
    </style:style>
    <style:style style:name="P1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949cm" svg:x="0.798cm" svg:y="1.433cm">
          <draw:image xlink:href="Pictures/10006140000054340000335E47DCC8CCBF187E85.svg" xlink:type="simple" xlink:show="embed" xlink:actuate="onLoad">
            <text:p/>
          </draw:image>
          <draw:image xlink:href="Pictures/100002010000032F000001F1A301C957D9033582.png" xlink:type="simple" xlink:show="embed" xlink:actuate="onLoad"/>
        </draw:frame>
      </draw:page>
      <draw:page draw:name="page2" draw:style-name="dp1" draw:master-page-name="Default">
        <draw:frame draw:style-name="gr1" draw:text-style-name="P1" draw:layer="layout" svg:width="19.589cm" svg:height="7.315cm" svg:x="1.251cm" svg:y="10.464cm">
          <draw:image xlink:href="Pictures/10003E2000005D42000022D4649987179CE69CDD.svg" xlink:type="simple" xlink:show="embed" xlink:actuate="onLoad">
            <text:p/>
          </draw:image>
          <draw:image xlink:href="Pictures/10000201000003860000015141BDE2F2DE62A147.png" xlink:type="simple" xlink:show="embed" xlink:actuate="onLoad"/>
        </draw:frame>
        <draw:custom-shape draw:style-name="gr2" draw:text-style-name="P1" draw:layer="layout" svg:width="3.664cm" svg:height="8.128cm" svg:x="1.273cm" svg:y="10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566cm" svg:height="8.128cm" svg:x="10.373cm" svg:y="10.14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12.62cm" svg:height="6.799cm" svg:x="3.63cm" svg:y="11.813cm">
          <draw:image xlink:href="Pictures/100036530000314D00001A900AC763B920CA3C3F.svg" xlink:type="simple" xlink:show="embed" xlink:actuate="onLoad">
            <text:p/>
          </draw:image>
          <draw:image xlink:href="Pictures/10000201000001DD000001013ABC80B756216CFD.png" xlink:type="simple" xlink:show="embed" xlink:actuate="onLoad"/>
        </draw:frame>
      </draw:page>
      <draw:page draw:name="page4" draw:style-name="dp1" draw:master-page-name="Default">
        <draw:frame draw:style-name="gr1" draw:text-style-name="P1" draw:layer="layout" svg:width="15.821cm" svg:height="14.101cm" svg:x="2.029cm" svg:y="8.162cm">
          <draw:image xlink:href="Pictures/10004F1F00003DCE0000371645FB9A843314C464.svg" xlink:type="simple" xlink:show="embed" xlink:actuate="onLoad">
            <text:p/>
          </draw:image>
          <draw:image xlink:href="Pictures/1000020100000256000002155690CB97C2A71CCE.png" xlink:type="simple" xlink:show="embed" xlink:actuate="onLoad"/>
        </draw:frame>
      </draw:page>
      <draw:page draw:name="page5" draw:style-name="dp1" draw:master-page-name="Default">
        <draw:frame draw:style-name="gr1" draw:text-style-name="P1" draw:layer="layout" svg:width="19.589cm" svg:height="13.127cm" svg:x="0.945cm" svg:y="8.649cm">
          <draw:image xlink:href="Pictures/1000A06700006E9400004A1B1F02D83BB5E5FC6C.svg" xlink:type="simple" xlink:show="embed" xlink:actuate="onLoad">
            <text:p/>
          </draw:image>
          <draw:image xlink:href="Pictures/1000020100000360000002430DC7926E35AA2E18.png" xlink:type="simple" xlink:show="embed" xlink:actuate="onLoad"/>
        </draw:frame>
      </draw:page>
      <draw:page draw:name="page6" draw:style-name="dp1" draw:master-page-name="Default">
        <draw:frame draw:style-name="gr1" draw:text-style-name="P1" draw:layer="layout" svg:width="14.022cm" svg:height="13.678cm" svg:x="2.929cm" svg:y="8.374cm">
          <draw:image xlink:href="Pictures/10007E09000036C70000356F0A69DCF8BE290857.svg" xlink:type="simple" xlink:show="embed" xlink:actuate="onLoad">
            <text:p/>
          </draw:image>
          <draw:image xlink:href="Pictures/10000201000002120000020570FFE8D39C01C356.png" xlink:type="simple" xlink:show="embed" xlink:actuate="onLoad"/>
        </draw:frame>
      </draw:page>
      <draw:page draw:name="page7" draw:style-name="dp1" draw:master-page-name="Default">
        <draw:frame draw:style-name="gr1" draw:text-style-name="P1" draw:layer="layout" svg:width="16.244cm" svg:height="11.535cm" svg:x="1.271cm" svg:y="1.044cm">
          <draw:image xlink:href="Pictures/100048CA00003F7500002D103940A40D2BA5C404.svg" xlink:type="simple" xlink:show="embed" xlink:actuate="onLoad">
            <text:p/>
          </draw:image>
          <draw:image xlink:href="Pictures/1000020100000266000001B42672A3930B064459.png" xlink:type="simple" xlink:show="embed" xlink:actuate="onLoad"/>
        </draw:frame>
      </draw:page>
      <draw:page draw:name="page8" draw:style-name="dp1" draw:master-page-name="Default">
        <draw:frame draw:style-name="gr1" draw:text-style-name="P1" draw:layer="layout" svg:width="19.049cm" svg:height="14.525cm" svg:x="1.382cm" svg:y="3.413cm">
          <draw:image xlink:href="Pictures/10007FAB00004A6A000038BE3EE51C0C35597EFB.svg" xlink:type="simple" xlink:show="embed" xlink:actuate="onLoad">
            <text:p/>
          </draw:image>
          <draw:image xlink:href="Pictures/10000201000002D000000225873B50A4DD830C86.png" xlink:type="simple" xlink:show="embed" xlink:actuate="onLoad"/>
        </draw:frame>
      </draw:page>
      <draw:page draw:name="page9" draw:style-name="dp1" draw:master-page-name="Default">
        <draw:frame draw:style-name="gr1" draw:text-style-name="P1" draw:layer="layout" svg:width="19.589cm" svg:height="23.095cm" svg:x="1.406cm" svg:y="0.396cm">
          <draw:image xlink:href="Pictures/1001540100005D8900006E47E305880CA01353D5.svg" xlink:type="simple" xlink:show="embed" xlink:actuate="onLoad">
            <text:p/>
          </draw:image>
          <draw:image xlink:href="Pictures/100002010000028B00000300B5DC8D897C7979AF.png" xlink:type="simple" xlink:show="embed" xlink:actuate="onLoad"/>
        </draw:frame>
      </draw:page>
      <draw:page draw:name="page10" draw:style-name="dp1" draw:master-page-name="Default">
        <draw:frame draw:style-name="gr1" draw:text-style-name="P1" draw:layer="layout" svg:width="12.553cm" svg:height="5.449cm" svg:x="5.145cm" svg:y="9.213cm">
          <draw:image xlink:href="Pictures/100013980000310A0000154A46590F564F234E83.svg" xlink:type="simple" xlink:show="embed" xlink:actuate="onLoad">
            <text:p/>
          </draw:image>
          <draw:image xlink:href="Pictures/10000201000001DA000000CE2A78F97A15CF73A0.png" xlink:type="simple" xlink:show="embed" xlink:actuate="onLoad"/>
        </draw:frame>
      </draw:page>
      <draw:page draw:name="page11" draw:style-name="dp1" draw:master-page-name="Default">
        <draw:frame draw:style-name="gr1" draw:text-style-name="P1" draw:layer="layout" svg:width="19.589cm" svg:height="13.625cm" svg:x="1cm" svg:y="3.286cm">
          <draw:image xlink:href="Pictures/10007147000058DA00003DCE8AF778AF964D0BF5.svg" xlink:type="simple" xlink:show="embed" xlink:actuate="onLoad">
            <text:p/>
          </draw:image>
          <draw:image xlink:href="Pictures/10000201000003500000024E34B22C9B8D6F8429.png" xlink:type="simple" xlink:show="embed" xlink:actuate="onLoad"/>
        </draw:frame>
      </draw:page>
      <draw:page draw:name="page12" draw:style-name="dp1" draw:master-page-name="Default">
        <draw:frame draw:style-name="gr4" draw:text-style-name="P1" draw:layer="layout" svg:width="19.589cm" svg:height="12.635cm" svg:x="1.001cm" svg:y="3.351cm">
          <draw:image xlink:href="Pictures/100089BD00006ADF000044F036086A3E4494B36C.svg" xlink:type="simple" xlink:show="embed" xlink:actuate="onLoad">
            <text:p text:style-name="P2">`</text:p>
          </draw:image>
          <draw:image xlink:href="Pictures/10000201000003700000023898520C0C03D4E20F.png" xlink:type="simple" xlink:show="embed" xlink:actuate="onLoad"/>
        </draw:frame>
      </draw:page>
      <draw:page draw:name="page13" draw:style-name="dp1" draw:master-page-name="Default">
        <draw:frame draw:style-name="gr1" draw:text-style-name="P1" draw:layer="layout" svg:width="19.589cm" svg:height="11.984cm" svg:x="1cm" svg:y="1.508cm">
          <draw:image xlink:href="Pictures/10009A9E000083420000504E9901055C63263F87.svg" xlink:type="simple" xlink:show="embed" xlink:actuate="onLoad">
            <text:p/>
          </draw:image>
          <draw:image xlink:href="Pictures/100002010000038800000229BA4B3C4ABE40604E.png" xlink:type="simple" xlink:show="embed" xlink:actuate="onLoad"/>
        </draw:frame>
      </draw:page>
      <draw:page draw:name="page14" draw:style-name="dp1" draw:master-page-name="Default">
        <draw:frame draw:style-name="gr1" draw:text-style-name="P1" draw:layer="layout" svg:width="19.589cm" svg:height="16.817cm" svg:x="1cm" svg:y="0.947cm">
          <draw:image xlink:href="Pictures/1000AD4600005F1A000051A62BC297C9C5E61D61.svg" xlink:type="simple" xlink:show="embed" xlink:actuate="onLoad">
            <text:p/>
          </draw:image>
          <draw:image xlink:href="Pictures/10000201000002FB0000028F535759E2DDABD3DB.png" xlink:type="simple" xlink:show="embed" xlink:actuate="onLoad"/>
        </draw:frame>
      </draw:page>
      <draw:page draw:name="page15" draw:style-name="dp1" draw:master-page-name="Default">
        <draw:frame draw:style-name="gr1" draw:text-style-name="P1" draw:layer="layout" svg:width="13.791cm" svg:height="6.349cm" svg:x="1.306cm" svg:y="1.255cm">
          <draw:image xlink:href="Pictures/10002B60000035E0000018CEC249B5A5CFFDCCAB.svg" xlink:type="simple" xlink:show="embed" xlink:actuate="onLoad">
            <text:p/>
          </draw:image>
          <draw:image xlink:href="Pictures/1000020100000209000000F0F1AEACE546E7BE57.png" xlink:type="simple" xlink:show="embed" xlink:actuate="onLoad"/>
        </draw:frame>
      </draw:page>
      <draw:page draw:name="page16" draw:style-name="dp1" draw:master-page-name="Default">
        <draw:frame draw:style-name="gr1" draw:text-style-name="P1" draw:layer="layout" svg:width="19.589cm" svg:height="12.861cm" svg:x="1cm" svg:y="1.093cm">
          <draw:image xlink:href="Pictures/10009222000063030000410278A8B331803BABD3.svg" xlink:type="simple" xlink:show="embed" xlink:actuate="onLoad">
            <text:p/>
          </draw:image>
          <draw:image xlink:href="Pictures/10000201000003690000023D2E5B03C4B0158697.png" xlink:type="simple" xlink:show="embed" xlink:actuate="onLoad"/>
        </draw:frame>
      </draw:page>
      <draw:page draw:name="page17" draw:style-name="dp1" draw:master-page-name="Default">
        <draw:frame draw:style-name="gr1" draw:text-style-name="P1" draw:layer="layout" svg:width="19.589cm" svg:height="7.304cm" svg:x="1.001cm" svg:y="1.381cm">
          <draw:image xlink:href="Pictures/10004B13000056BF00002059AF7C3023606672CF.svg" xlink:type="simple" xlink:show="embed" xlink:actuate="onLoad">
            <text:p/>
          </draw:image>
          <draw:image xlink:href="Pictures/100002010000034700000139E45BAD7753486B91.png" xlink:type="simple" xlink:show="embed" xlink:actuate="onLoad"/>
        </draw:frame>
      </draw:page>
      <draw:page draw:name="page18" draw:style-name="dp1" draw:master-page-name="Default">
        <draw:frame draw:style-name="gr1" draw:text-style-name="P1" draw:layer="layout" svg:width="16.422cm" svg:height="14.525cm" svg:x="1.508cm" svg:y="1.08cm">
          <draw:image xlink:href="Pictures/1000466800004027000038BEC3915B409E737A75.svg" xlink:type="simple" xlink:show="embed" xlink:actuate="onLoad">
            <text:p/>
          </draw:image>
          <draw:image xlink:href="Pictures/100002010000026D00000225431EFA946E844B72.png" xlink:type="simple" xlink:show="embed" xlink:actuate="onLoad"/>
        </draw:frame>
      </draw:page>
      <draw:page draw:name="page19" draw:style-name="dp1" draw:master-page-name="Default">
        <draw:custom-shape draw:style-name="gr5" draw:text-style-name="P3" draw:layer="layout" svg:width="6.338cm" svg:height="6.338cm" svg:x="6.157cm" svg:y="5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6.338cm" svg:height="6.338cm" svg:x="9.263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6.338cm" svg:height="6.338cm" svg:x="7.676cm" svg:y="8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584cm" svg:height="1.585cm" draw:transform="rotate (0.922231976753804) translate (12.079cm 14.1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584cm" svg:height="1.585cm" draw:transform="rotate (0.922231976753804) translate (9.851cm 14.92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585cm" svg:height="1.585cm" draw:transform="rotate (0.922231976753804) translate (7.513cm 14.21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584cm" svg:height="1.584cm" svg:x="14.723cm" svg:y="8.0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85cm" svg:height="1.584cm" svg:x="14.179cm" svg:y="5.8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584cm" svg:height="1.584cm" svg:x="12.228cm" svg:y="4.81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584cm" svg:height="1.585cm" svg:x="5.453cm" svg:y="8.00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584cm" svg:height="1.585cm" svg:x="5.988cm" svg:y="5.8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585cm" svg:height="1.584cm" svg:x="7.948cm" svg:y="4.8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2.667cm" svg:height="0.848cm" draw:transform="rotate (0.785398163397448) translate (7.009cm 8.287cm)">
          <draw:text-box>
            <text:p text:style-name="P2">Quality</text:p>
          </draw:text-box>
        </draw:frame>
        <draw:frame draw:style-name="gr15" draw:text-style-name="P6" draw:layer="layout" svg:width="2.907cm" svg:height="1.445cm" draw:transform="rotate (-0.785398163397449) translate (12.739cm 6.332cm)">
          <draw:text-box>
            <text:p text:style-name="P2">Patterns</text:p>
          </draw:text-box>
        </draw:frame>
        <draw:frame draw:style-name="gr14" draw:text-style-name="P6" draw:layer="layout" svg:width="2.667cm" svg:height="0.848cm" draw:transform="rotate (0.785398163397448) translate (7.01cm 8.287cm)">
          <draw:text-box>
            <text:p text:style-name="P2">Quality</text:p>
          </draw:text-box>
        </draw:frame>
        <draw:frame draw:style-name="gr16" draw:text-style-name="P6" draw:layer="layout" svg:width="4.4cm" svg:height="2.042cm" svg:x="8.662cm" svg:y="11.959cm">
          <draw:text-box>
            <text:p text:style-name="P2">Design</text:p>
            <text:p text:style-name="P2">Disharmonies</text:p>
          </draw:text-box>
        </draw:frame>
        <draw:frame draw:style-name="gr17" draw:text-style-name="P8" draw:layer="layout" svg:width="4.064cm" svg:height="1.778cm" svg:x="1.262cm" svg:y="7.958cm">
          <draw:text-box>
            <text:p text:style-name="P7">+Languages</text:p>
          </draw:text-box>
        </draw:frame>
        <draw:frame draw:style-name="gr17" draw:text-style-name="P8" draw:layer="layout" svg:width="4.064cm" svg:height="1.778cm" svg:x="1.862cm" svg:y="5.758cm">
          <draw:text-box>
            <text:p text:style-name="P7">+Models</text:p>
            <text:p text:style-name="P7">+Calibration</text:p>
          </draw:text-box>
        </draw:frame>
        <draw:frame draw:style-name="gr17" draw:text-style-name="P6" draw:layer="layout" svg:width="4.064cm" svg:height="1.778cm" svg:x="6.662cm" svg:y="2.958cm">
          <draw:text-box>
            <text:p text:style-name="P2">+TD</text:p>
            <text:p text:style-name="P2">+Calibration</text:p>
          </draw:text-box>
        </draw:frame>
        <draw:frame draw:style-name="gr17" draw:text-style-name="P6" draw:layer="layout" svg:width="4.064cm" svg:height="1.778cm" svg:x="10.962cm" svg:y="2.958cm">
          <draw:text-box>
            <text:p text:style-name="P2">+Models</text:p>
            <text:p text:style-name="P2">+Calibration</text:p>
          </draw:text-box>
        </draw:frame>
        <draw:frame draw:style-name="gr17" draw:text-style-name="P6" draw:layer="layout" svg:width="4.064cm" svg:height="1.778cm" svg:x="8.962cm" svg:y="15.658cm">
          <draw:text-box>
            <text:p text:style-name="P2">+Models</text:p>
            <text:p text:style-name="P2">+Calibration</text:p>
          </draw:text-box>
        </draw:frame>
        <draw:frame draw:style-name="gr17" draw:text-style-name="P8" draw:layer="layout" svg:width="4.064cm" svg:height="1.778cm" svg:x="13.962cm" svg:y="13.158cm">
          <draw:text-box>
            <text:p text:style-name="P9">+Languages</text:p>
          </draw:text-box>
        </draw:frame>
        <draw:frame draw:style-name="gr17" draw:text-style-name="P8" draw:layer="layout" svg:width="4.064cm" svg:height="1.778cm" svg:x="3.762cm" svg:y="13.158cm">
          <draw:text-box>
            <text:p text:style-name="P7">+Languages</text:p>
          </draw:text-box>
        </draw:frame>
        <draw:frame draw:style-name="gr17" draw:text-style-name="P8" draw:layer="layout" svg:width="4.064cm" svg:height="1.778cm" svg:x="16.362cm" svg:y="7.958cm">
          <draw:text-box>
            <text:p text:style-name="P9">+Languages</text:p>
          </draw:text-box>
        </draw:frame>
        <draw:frame draw:style-name="gr17" draw:text-style-name="P8" draw:layer="layout" svg:width="4.064cm" svg:height="1.778cm" svg:x="15.862cm" svg:y="5.758cm">
          <draw:text-box>
            <text:p text:style-name="P9">+Detection</text:p>
          </draw:text-box>
        </draw:frame>
      </draw:page>
      <draw:page draw:name="page20" draw:style-name="dp1" draw:master-page-name="Default">
        <draw:custom-shape draw:style-name="gr18" draw:text-style-name="P10" draw:layer="layout" svg:width="6.338cm" svg:height="6.338cm" svg:x="8.419cm" svg:y="5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6.338cm" svg:height="6.338cm" svg:x="8.419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2.907cm" svg:height="1.445cm" draw:transform="rotate (-0.785398163397449) translate (12.028cm 6.107cm)">
          <draw:text-box>
            <text:p text:style-name="P2">Patterns</text:p>
          </draw:text-box>
        </draw:frame>
        <draw:frame draw:style-name="gr21" draw:text-style-name="P6" draw:layer="layout" svg:width="4.4cm" svg:height="2.042cm" draw:transform="rotate (0.785398163397448) translate (10.584cm 14.016cm)">
          <draw:text-box>
            <text:p text:style-name="P2">Software</text:p>
            <text:p text:style-name="P2">Economics</text:p>
          </draw:text-box>
        </draw:frame>
        <draw:custom-shape draw:style-name="gr22" draw:text-style-name="P11" draw:layer="layout" svg:width="6.338cm" svg:height="6.338cm" draw:transform="rotate (-0.545589924173427) translate (7.265cm 7.6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4.4cm" svg:height="2.042cm" draw:transform="rotate (-0.785398163397448) translate (6.393cm 10.742cm)">
          <draw:text-box>
            <text:p text:style-name="P2">Design</text:p>
            <text:p text:style-name="P2">Disharmonies</text:p>
          </draw:text-box>
        </draw:frame>
        <draw:custom-shape draw:style-name="gr23" draw:text-style-name="P12" draw:layer="layout" svg:width="6.338cm" svg:height="6.338cm" svg:x="5.16cm" svg:y="5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2.591cm" svg:height="0.848cm" draw:transform="rotate (0.785398163397448) translate (5.865cm 8.009cm)">
          <draw:text-box>
            <text:p text:style-name="P2">Quality</text:p>
          </draw:text-box>
        </draw:frame>
        <draw:g>
          <draw:custom-shape draw:style-name="gr25" draw:text-style-name="P13" draw:layer="layout" svg:width="1.041cm" svg:height="1.041cm" draw:transform="rotate (-0.785398163397448) translate (5.203cm 7.197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.041cm" svg:height="1.041cm" draw:transform="rotate (-0.785398163397448) translate (6.123cm 5.57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.041cm" svg:height="1.041cm" draw:transform="rotate (-0.785398163397448) translate (7.749cm 4.65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6" draw:text-style-name="P13" draw:layer="layout" svg:width="1.041cm" svg:height="1.041cm" draw:transform="rotate (-0.785398163397448) translate (14.683cm 7.196cm)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3" draw:layer="layout" svg:width="1.041cm" svg:height="1.041cm" draw:transform="rotate (-0.785398163397448) translate (13.758cm 5.569cm)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3" draw:layer="layout" svg:width="1.041cm" svg:height="1.041cm" draw:transform="rotate (-0.785398163397448) translate (12.132cm 4.653cm)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3" draw:layer="layout" svg:width="1.041cm" svg:height="1.041cm" draw:transform="rotate (-0.785398163397448) translate (14.686cm 11.83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3" draw:layer="layout" svg:width="1.041cm" svg:height="1.041cm" draw:transform="rotate (-0.785398163397448) translate (13.764cm 13.46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3" draw:layer="layout" svg:width="1.041cm" svg:height="1.041cm" draw:transform="rotate (-0.785398163397448) translate (12.129cm 14.3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13" draw:layer="layout" svg:width="1.041cm" svg:height="1.041cm" draw:transform="rotate (0.785398163397448) translate (7.012cm 15.124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3" draw:layer="layout" svg:width="1.041cm" svg:height="1.041cm" draw:transform="rotate (0.785398163397448) translate (5.388cm 14.20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3" draw:layer="layout" svg:width="1.041cm" svg:height="1.041cm" draw:transform="rotate (0.785398163397448) translate (4.469cm 12.566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14" draw:layer="layout" svg:width="3.683cm" svg:height="1.016cm" draw:transform="rotate (-0.785398163397449) translate (2.607cm 4.61cm)">
          <draw:text-box>
            <text:p>Languages</text:p>
          </draw:text-box>
        </draw:frame>
        <draw:frame draw:style-name="gr29" draw:text-style-name="P8" draw:layer="layout" svg:width="3.683cm" svg:height="1.016cm" draw:transform="rotate (-0.785398163397449) translate (3.503cm 2.932cm)">
          <draw:text-box>
            <text:p text:style-name="P7">Models</text:p>
          </draw:text-box>
        </draw:frame>
        <draw:frame draw:style-name="gr29" draw:text-style-name="P8" draw:layer="layout" svg:width="3.683cm" svg:height="1.016cm" draw:transform="rotate (-0.785398163397449) translate (5.174cm 2.043cm)">
          <draw:text-box>
            <text:p text:style-name="P7">Calibration</text:p>
          </draw:text-box>
        </draw:frame>
        <draw:frame draw:style-name="gr30" draw:text-style-name="P14" draw:layer="layout" svg:width="3.683cm" svg:height="1.143cm" draw:transform="rotate (0.785398163397448) translate (13.727cm 5.553cm)">
          <draw:text-box>
            <text:p>Detection</text:p>
          </draw:text-box>
        </draw:frame>
        <draw:frame draw:style-name="gr30" draw:text-style-name="P14" draw:layer="layout" svg:width="3.683cm" svg:height="1.143cm" draw:transform="rotate (0.785398163397448) translate (14.733cm 7.087cm)">
          <draw:text-box>
            <text:p>Patterns</text:p>
          </draw:text-box>
        </draw:frame>
        <draw:frame draw:style-name="gr30" draw:text-style-name="P14" draw:layer="layout" svg:width="3.683cm" svg:height="1.143cm" draw:transform="rotate (0.785398163397448) translate (12.103cm 4.564cm)">
          <draw:text-box>
            <text:p>Languages</text:p>
          </draw:text-box>
        </draw:frame>
        <draw:frame draw:style-name="gr30" draw:text-style-name="P8" draw:layer="layout" svg:width="3.683cm" svg:height="1.143cm" draw:transform="rotate (0.785398163397448) translate (2.678cm 16.839cm)">
          <draw:text-box>
            <text:p text:style-name="P7">Detection</text:p>
          </draw:text-box>
        </draw:frame>
        <draw:frame draw:style-name="gr30" draw:text-style-name="P8" draw:layer="layout" svg:width="3.683cm" svg:height="1.143cm" draw:transform="rotate (0.785398163397448) translate (1.879cm 15.178cm)">
          <draw:text-box>
            <text:p text:style-name="P7">Languages</text:p>
          </draw:text-box>
        </draw:frame>
        <draw:frame draw:style-name="gr30" draw:text-style-name="P8" draw:layer="layout" svg:width="3.683cm" svg:height="1.143cm" draw:transform="rotate (0.785398163397448) translate (4.354cm 17.837cm)">
          <draw:text-box>
            <text:p text:style-name="P7">Calibration</text:p>
          </draw:text-box>
        </draw:frame>
        <draw:frame draw:style-name="gr30" draw:text-style-name="P8" draw:layer="layout" svg:width="3.683cm" svg:height="1.143cm" draw:transform="rotate (-0.785398163397449) translate (12.907cm 15.109cm)">
          <draw:text-box>
            <text:p text:style-name="P7">Languages</text:p>
          </draw:text-box>
        </draw:frame>
        <draw:frame draw:style-name="gr31" draw:text-style-name="P8" draw:layer="layout" svg:width="4.087cm" svg:height="1.445cm" draw:transform="rotate (-0.785398163397448) translate (14.689cm 14.124cm)">
          <draw:text-box>
            <text:p text:style-name="P7">Remediation</text:p>
          </draw:text-box>
        </draw:frame>
        <draw:frame draw:style-name="gr30" draw:text-style-name="P8" draw:layer="layout" svg:width="3.683cm" svg:height="1.143cm" draw:transform="rotate (-0.785398163397449) translate (15.508cm 12.511cm)">
          <draw:text-box>
            <text:p text:style-name="P7">TD Mode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09:58:19.157811966</meta:creation-date>
    <dc:date>2018-08-02T03:53:04.658204790</dc:date>
    <meta:editing-duration>P1DT15H30M14S</meta:editing-duration>
    <meta:editing-cycles>17</meta:editing-cycles>
    <meta:generator>LibreOffice/6.0.3.2$Linux_X86_64 LibreOffice_project/00m0$Build-2</meta:generator>
    <meta:document-statistic meta:object-count="81"/>
  </office:meta>
</office:document-meta>
</file>